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Verdana" svg:font-family="Verdan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13c9c2" officeooo:paragraph-rsid="0013c9c2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13c9c2" officeooo:paragraph-rsid="00157352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196d0a" officeooo:paragraph-rsid="00196d0a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1b1e91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3pt" fo:font-weight="bold" officeooo:rsid="0013c9c2" officeooo:paragraph-rsid="0013c9c2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3pt" fo:font-weight="bold" officeooo:rsid="00188efa" officeooo:paragraph-rsid="00188efa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3pt" fo:font-weight="bold" officeooo:paragraph-rsid="0013c9c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18e67" officeooo:paragraph-rsid="00218e67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57352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2pt" fo:letter-spacing="normal" fo:font-style="normal" fo:font-weight="normal" officeooo:rsid="001d52dd" officeooo:paragraph-rsid="001e9844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1b1e91"/>
    </style:style>
    <style:style style:name="T1" style:family="text">
      <style:text-properties fo:font-variant="normal" fo:text-transform="none" fo:color="#000000" style:font-name="Verdana" fo:letter-spacing="normal" fo:font-style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/>
    </style:style>
    <style:style style:name="T3" style:family="text">
      <style:text-properties fo:font-variant="normal" fo:text-transform="none" fo:color="#000000" style:font-name="Verdana" fo:letter-spacing="normal" fo:font-style="normal" fo:font-weight="normal" officeooo:rsid="0013c9c2"/>
    </style:style>
    <style:style style:name="T4" style:family="text">
      <style:text-properties fo:font-variant="normal" fo:text-transform="none" fo:color="#000000" style:font-name="Verdana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letter-spacing="normal" fo:font-style="normal" fo:font-weight="normal" officeooo:rsid="0013c9c2" style:font-weight-asian="normal" style:font-weight-complex="normal"/>
    </style:style>
    <style:style style:name="T6" style:family="text">
      <style:text-properties fo:font-variant="normal" fo:text-transform="none" fo:color="#000000" style:font-name="Verdana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Verdana" fo:letter-spacing="normal" fo:font-style="normal" fo:font-weight="bold" officeooo:rsid="0013c9c2" style:font-weight-asian="bold" style:font-weight-complex="bold"/>
    </style:style>
    <style:style style:name="T8" style:family="text">
      <style:text-properties fo:font-variant="normal" fo:text-transform="none" fo:color="#000000" style:font-name="Verdana" fo:font-size="13pt" fo:letter-spacing="normal" fo:font-style="normal" style:font-size-asian="13pt" style:font-size-complex="13pt"/>
    </style:style>
    <style:style style:name="T9" style:family="text">
      <style:text-properties fo:font-variant="normal" fo:text-transform="none" fo:color="#000000" style:font-name="Verdana" fo:font-size="12pt" fo:letter-spacing="normal" fo:font-style="normal" fo:font-weight="normal" officeooo:rsid="001b1e91" style:font-size-asian="12pt" style:font-size-complex="12pt"/>
    </style:style>
    <style:style style:name="T10" style:family="text">
      <style:text-properties fo:font-variant="normal" fo:text-transform="none" fo:color="#000000" style:font-name="Verdana" fo:font-size="12pt" fo:letter-spacing="normal" fo:font-style="normal" fo:font-weight="normal" officeooo:rsid="001b89d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officeooo:rsid="0019171e"/>
    </style:style>
    <style:style style:name="T13" style:family="text">
      <style:text-properties fo:font-variant="normal" fo:text-transform="none" fo:color="#000000" fo:letter-spacing="normal" fo:font-style="normal" officeooo:rsid="0013c9c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3c9c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7352"/>
    </style:style>
    <style:style style:name="T18" style:family="text">
      <style:text-properties officeooo:rsid="001e9844"/>
    </style:style>
    <style:style style:name="T19" style:family="text">
      <style:text-properties officeooo:rsid="0020982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UNIVERSIDADE FEDERAL DE RORAIMA</text:span></text:p>
      <text:p text:style-name="P7"><text:span text:style-name="T11">CENTRO DE CIÊNCIA E TECNOLOGIA</text:span></text:p>
      <text:p text:style-name="P7"><text:span text:style-name="T11">DEPARTAMENTO DE CIÊNCIA DA COMPUTAÇÃO</text:span></text:p>
      <text:p text:style-name="P8"><text:span text:style-name="T11">DCC802</text:span><text:span text:style-name="T12"> – </text:span><text:span text:style-name="T11">PROJETO E IMPLEMENTAÇÃO DE SISTEMAS</text:span></text:p>
      <text:p text:style-name="P9"><text:span text:style-name="T13">PROF.: ANDRÉ LUIZ</text:span></text:p>
      <text:p text:style-name="P7"><text:span text:style-name="T11">ALUNO: FELIPE DERKIAN DE SOUSA FREITAS</text:span></text:p>
      <text:p text:style-name="P3"><text:span text:style-name="T8"/></text:p>
      <text:p text:style-name="P3"><text:span text:style-name="T8"/></text:p>
      <text:p text:style-name="P5"/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h text:style-name="P1" text:outline-level="1"><text:span text:style-name="T1"/></text:h>
      <text:h text:style-name="P1" text:outline-level="1"><text:span text:style-name="T1"/></text:h>
      <text:h text:style-name="P1" text:outline-level="1"><text:span text:style-name="T1">IDENTIFICANDO O VALOR TANGÍVEL E O INTANGÍVEL</text:span> 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7">Boa Vista, 18 de Março de 2020</text:span></text:p>
      <text:p text:style-name="P11"/>
      <text:p text:style-name="P6"><text:span text:style-name="T2">A Dominion Virginia Power é uma das 10 maiores empresas americanas de </text:span><text:span text:style-name="T3">serviços</text:span><text:span text:style-name="T2"> públicos na área de eletricidade pertencentes a investidores. A empresa distribui energia para mais de 2 milhões de residências e empresas na Virgínia e na Carolina do Norte. Em 1997, a empresa aperfeiçoou alguns de seus processos e tecnologias principais. </text:span><text:span text:style-name="T4">O objetivo foi, melhorar o serviço ao consumidor e cortar custos operacionais desenvolvendo um novo sistema de fluxo de trabalho e de informações geográficas. Quando o projeto foi concluído, engenheiros de serviços que estavam acostumados a procurar em meio a milhares de mapas de papel poderiam apontar com precisão as localizações de postes de eletricidade com buscas computadorizadas. O projeto ajudou a empresa a melhorar o </text:span><text:span text:style-name="T5">gerenciamento</text:span><text:span text:style-name="T4"> de todas as suas instalações, registros, mapas, agendamentos e recursos humanos. Isso, por sua vez, ajudou a aumentar a produtividade dos empregados, a melhorar os tempos de resposta ao consumidor e a reduzir os custos das equipes de operação.</text:span><text:span text:style-name="T14"> </text:span></text:p>
      <text:p text:style-name="P2"/>
      <text:p text:style-name="P2"/>
      <text:p text:style-name="P14">PERGUNTAS</text:p>
      <text:list xml:id="list3952989720" text:style-name="L1">
        <text:list-item>
          <text:p text:style-name="P18">Quais os tipos de ocorrências que levam a Dominion Virginia Power a precisar conhecer as localizações do<text:span text:style-name="T15">s</text:span> <text:span text:style-name="T15">postes</text:span> de energia? Com que frequência isso ocorre? Que benefícios a empresa terá se puder localizar os potes de energia com mais <text:span text:style-name="T15">rapidez</text:span>?</text:p>
        </text:list-item>
      </text:list>
      <text:p text:style-name="P15"/>
      <text:p text:style-name="P19"><text:span text:style-name="T9">Como ela distribui energia a mais de 2 milhões de residências e estabelecimentos, em dois estados diferentes, ela tinha dificuldade em localizar os pontos com falta de energia pois seus funcionários precisavam descobrir quais postem estavam com defeito por meio de diversos mapas e por na maioria das vezes receber o chamado pelos usuários do serviço. </text:span><text:span text:style-name="T10">Os benefícios são grandes pois terá a redução de custos indo diretamente resolver o problema a tentar dar palpite sobre o poste em questão, ou seja, rapidez em localizar o problema e solucionar o problema.</text:span></text:p>
      <text:list xml:id="list161860475754739" text:continue-numbering="true" text:style-name="L1">
        <text:list-header>
          <text:p text:style-name="P16"/>
        </text:list-header>
        <text:list-item>
          <text:p text:style-name="P18">Baseado em suas respostas à primeira pergunta, descreva três benefícios tangíveis que a empresa pode receber de seu novo sistema computadorizado. Como isso pode ser quantificado?</text:p>
        </text:list-item>
      </text:list>
      <text:p text:style-name="P15"/>
      <text:p text:style-name="P17"><text:span text:style-name="T18">1 - </text:span>Maior rapidez na identificação de postes com defeito;</text:p>
      <text:p text:style-name="P17"><text:span text:style-name="T18">2 - </text:span>Maior qualidade do serviço prestado aos consumidores;</text:p>
      <text:p text:style-name="P17"><text:span text:style-name="T18">3 -</text:span> <text:span text:style-name="T18">R</text:span>edução nos custos de operação pelo simples fato de toda a informação do problema ser mapeado e não por tentativas e erro olhando mapas das regiões <text:span text:style-name="T19">e pelo fato de necessitar de menos funcionário</text:span>.</text:p>
      <text:p text:style-name="P15"/>
      <text:list xml:id="list161860418348113" text:continue-numbering="true" text:style-name="L1">
        <text:list-item>
          <text:p text:style-name="P18">Baseado em suas <text:span text:style-name="T15">respostas</text:span> à primeira pergunta, descreva três benefícios intangíveis que a empresa pode receber de seu novo sistema de computador. Como isso pode ser quantificado?</text:p>
        </text:list-item>
      </text:list>
      <text:p text:style-name="P2"><text:soft-page-break/><text:s/></text:p>
      <text:p text:style-name="P10">Passa ao cliente maior satisfação dos serviços prestados, a marca ganha prestígio dos usuários, maior qualidade do serviç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Verdana" svg:font-family="Verdan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15:25:15.220000000</meta:creation-date>
    <dc:date>2020-03-18T16:18:59.416000000</dc:date>
    <meta:editing-duration>PT53M44S</meta:editing-duration>
    <meta:editing-cycles>12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19" meta:word-count="463" meta:character-count="2903" meta:non-whitespace-character-count="2457"/>
  </office:meta>
</office:document-meta>
</file>